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2cf2" officeooo:paragraph-rsid="000f2cf2"/>
    </style:style>
    <style:style style:name="P2" style:family="paragraph" style:parent-style-name="Standard">
      <style:text-properties officeooo:rsid="000f2cf2" officeooo:paragraph-rsid="000f2cf2"/>
    </style:style>
    <style:style style:name="P3" style:family="paragraph" style:parent-style-name="Standard" style:list-style-name="L1">
      <style:text-properties fo:font-weight="bold" officeooo:rsid="000f2cf2" officeooo:paragraph-rsid="000f2cf2" style:font-weight-asian="bold" style:font-weight-complex="bold"/>
    </style:style>
    <style:style style:name="P4" style:family="paragraph" style:parent-style-name="Standard">
      <style:text-properties officeooo:rsid="0010a4b7" officeooo:paragraph-rsid="0010a4b7"/>
    </style:style>
    <style:style style:name="T1" style:family="text">
      <style:text-properties officeooo:rsid="0010a4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53801376813473710" text:style-name="L1">
        <text:list-item>
          <text:p text:style-name="P3">Pokemon</text:p>
          <text:list>
            <text:list-header>
              <text:p text:style-name="P1">Ressourcen</text:p>
            </text:list-header>
            <text:list-item>
              <text:p text:style-name="P1">Pokemon (HP, AP)</text:p>
            </text:list-item>
            <text:list-item>
              <text:p text:style-name="P1">Items</text:p>
            </text:list-item>
            <text:list-item>
              <text:p text:style-name="P1">VMs</text:p>
            </text:list-item>
            <text:list-item>
              <text:p text:style-name="P1">Pokebälle</text:p>
            </text:list-item>
            <text:list-item>
              <text:p text:style-name="P1">Geld</text:p>
            </text:list-item>
          </text:list>
        </text:list-item>
      </text:list>
      <text:p text:style-name="P2"/>
      <text:p text:style-name="P2">Es werden Pokemon im Kapf benutzt. Beim Verlust aller HP stirbt es. Und ohne Pokemon verliert der Spieler das Spiel. Damit handelt es sich um die wichtigste Ressource.</text:p>
      <text:p text:style-name="P2">Der Mangel wird durch ständige Kämpfe und den Verlust von HP bzw. Pokemon erzeugt.</text:p>
      <text:p text:style-name="P2">Auch andere Items finden ständig Verwendung und müssen aufgefüllt werden.</text:p>
      <text:p text:style-name="P2">Der Spieler versucht vorsichtig mit seinen Pokemon und sparsam mit seinen Items umzugehen.</text:p>
      <text:p text:style-name="P2"/>
      <text:list xml:id="list155422771334092" text:continue-numbering="true" text:style-name="L1">
        <text:list-item>
          <text:p text:style-name="P3">T-Rex-Runner</text:p>
          <text:list>
            <text:list-header>
              <text:p text:style-name="P1">Ressourcen</text:p>
            </text:list-header>
            <text:list-item>
              <text:p text:style-name="P1">(Distanz)</text:p>
            </text:list-item>
          </text:list>
        </text:list-item>
      </text:list>
      <text:p text:style-name="P2"/>
      <text:p text:style-name="P2">In diesem Spiel gibt es keine Ressourcen und folglich auch keinen Mangel.<text:line-break/><text:span text:style-name="T1">Der einzige Mangel der entstehen kann, ist ein Mangel an Ausdauer des Spielers selbst. Dieser wird dadurch sichergestellt, dass das Spiel kein Ende hat.</text:span></text:p>
      <text:p text:style-name="P2"/>
      <text:list xml:id="list155421850085878" text:continue-numbering="true" text:style-name="L1">
        <text:list-item>
          <text:p text:style-name="P3">Absolute Skat Pro</text:p>
          <text:list>
            <text:list-header>
              <text:p text:style-name="P1">Ressourcen</text:p>
            </text:list-header>
            <text:list-item>
              <text:p text:style-name="P1">Karten</text:p>
            </text:list-item>
            <text:list-item>
              <text:p text:style-name="P1"><text:span text:style-name="T1">(</text:span>Punkte<text:span text:style-name="T1">)</text:span></text:p>
            </text:list-item>
          </text:list>
        </text:list-item>
      </text:list>
      <text:p text:style-name="P2"/>
      <text:p text:style-name="P2">Der Spieler hat eine begrenzte Anzahl an Handkarten, <text:span text:style-name="T1">die zu Beginn verteilt werden.<text:line-break/>Im Verlauf des Spiels müssen Handkarten gespielt werden, wodurch gegen Ende ein Mangel entsteht. Gewonnene Stiche bringen hierbei Punkte.</text:span></text:p>
      <text:p text:style-name="P4">Somit versucht der Spieler die Handkarten möglichst punktebringend einzuse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35:37.071538120</meta:creation-date>
    <dc:date>2016-12-07T15:54:20.994195869</dc:date>
    <meta:editing-duration>PT3M29S</meta:editing-duration>
    <meta:editing-cycles>1</meta:editing-cycles>
    <meta:document-statistic meta:table-count="0" meta:image-count="0" meta:object-count="0" meta:page-count="1" meta:paragraph-count="21" meta:word-count="174" meta:character-count="1078" meta:non-whitespace-character-count="939"/>
    <meta:generator>LibreOffice/5.1.4.2$Linux_X86_64 LibreOffice_project/10m0$Build-2</meta:generator>
  </office:meta>
</office:document-meta>
</file>